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P1" style:family="paragraph" style:parent-style-name="Table_20_Contents">
      <style:text-properties fo:font-size="13pt" officeooo:rsid="0017650d" officeooo:paragraph-rsid="00259f4d" style:font-size-asian="13pt" style:font-size-complex="13pt"/>
    </style:style>
    <style:style style:name="P2" style:family="paragraph" style:parent-style-name="Standard">
      <style:text-properties fo:font-size="12pt" fo:font-weight="normal" officeooo:rsid="0062379f" officeooo:paragraph-rsid="0124e938" style:font-size-asian="10.5pt" style:font-weight-asian="normal" style:font-size-complex="12pt" style:font-weight-complex="normal"/>
    </style:style>
    <style:style style:name="P3" style:family="paragraph" style:parent-style-name="Standard">
      <style:text-properties fo:font-size="12pt" fo:font-weight="normal" officeooo:rsid="00429685" officeooo:paragraph-rsid="0124e938" style:font-size-asian="10.5pt" style:font-weight-asian="normal" style:font-size-complex="12pt" style:font-weight-complex="normal"/>
    </style:style>
    <style:style style:name="P4" style:family="paragraph" style:parent-style-name="Table_20_Contents">
      <style:text-properties officeooo:rsid="0070a0fd" officeooo:paragraph-rsid="0070a0fd"/>
    </style:style>
    <style:style style:name="P5" style:family="paragraph" style:parent-style-name="Table_20_Contents">
      <style:paragraph-properties fo:text-align="end" style:justify-single-word="false"/>
      <style:text-properties fo:font-size="8pt" officeooo:rsid="00dc4b3f" officeooo:paragraph-rsid="00dc4b3f" style:font-size-asian="12.25pt" style:font-size-complex="14pt"/>
    </style:style>
    <style:style style:name="P6" style:family="paragraph" style:parent-style-name="Standard">
      <style:text-properties fo:font-size="14pt" fo:font-weight="bold" officeooo:rsid="00429685" officeooo:paragraph-rsid="0124e938" style:font-size-asian="14pt" style:font-weight-asian="bold" style:font-size-complex="14pt" style:font-weight-complex="bold"/>
    </style:style>
    <style:style style:name="P7" style:family="paragraph" style:parent-style-name="Standard">
      <style:text-properties fo:font-size="14pt" fo:font-weight="bold" officeooo:rsid="012bbcb9" officeooo:paragraph-rsid="012bbcb9" style:font-weight-asian="bold" style:font-weight-complex="bold"/>
    </style:style>
    <style:style style:name="P8" style:family="paragraph" style:parent-style-name="Table_20_Contents">
      <style:paragraph-properties fo:text-align="end" style:justify-single-word="false"/>
      <style:text-properties fo:font-size="12pt" officeooo:rsid="014f3709" officeooo:paragraph-rsid="014f3709" style:font-size-asian="12pt" style:font-size-complex="12pt"/>
    </style:style>
    <style:style style:name="P9" style:family="paragraph" style:parent-style-name="Standard" style:list-style-name="L1">
      <style:text-properties officeooo:rsid="012bbcb9" officeooo:paragraph-rsid="012bbcb9"/>
    </style:style>
    <style:style style:name="P10" style:family="paragraph" style:parent-style-name="Standard">
      <style:text-properties officeooo:rsid="012bbcb9" officeooo:paragraph-rsid="012bbcb9"/>
    </style:style>
    <style:style style:name="P11" style:family="paragraph" style:parent-style-name="Standard">
      <style:text-properties fo:font-size="12pt" fo:font-weight="bold" officeooo:rsid="014f3709" officeooo:paragraph-rsid="014f3709" style:font-size-asian="10.5pt" style:font-weight-asian="bold" style:font-size-complex="12pt" style:font-weight-complex="bold"/>
    </style:style>
    <style:style style:name="P12" style:family="paragraph" style:parent-style-name="Standard">
      <style:text-properties officeooo:rsid="00818a3a" officeooo:paragraph-rsid="014f3709"/>
    </style:style>
    <style:style style:name="P13" style:family="paragraph" style:parent-style-name="Standard">
      <style:text-properties officeooo:rsid="0053d86c" officeooo:paragraph-rsid="00259f4d"/>
    </style:style>
    <style:style style:name="P14" style:family="paragraph" style:parent-style-name="Standard">
      <style:text-properties fo:font-size="14pt" fo:font-weight="bold" officeooo:rsid="00818a3a" officeooo:paragraph-rsid="014f3709" style:font-weight-asian="bold" style:font-weight-complex="bold"/>
    </style:style>
    <style:style style:name="P15" style:family="paragraph" style:parent-style-name="Standard">
      <style:text-properties fo:font-size="14pt" fo:font-weight="bold" officeooo:rsid="014f3709" officeooo:paragraph-rsid="014f3709" style:font-size-asian="14pt" style:font-weight-asian="bold" style:font-size-complex="14pt" style:font-weight-complex="bold"/>
    </style:style>
    <style:style style:name="P16" style:family="paragraph" style:parent-style-name="Standard">
      <style:text-properties officeooo:rsid="004139c1" officeooo:paragraph-rsid="014f3709"/>
    </style:style>
    <style:style style:name="P17" style:family="paragraph" style:parent-style-name="Standard">
      <style:text-properties officeooo:rsid="01282940" officeooo:paragraph-rsid="00259f4d"/>
    </style:style>
    <style:style style:name="P18" style:family="paragraph" style:parent-style-name="Standard" style:list-style-name="L6">
      <style:text-properties officeooo:rsid="014f3709" officeooo:paragraph-rsid="014f3709"/>
    </style:style>
    <style:style style:name="P19" style:family="paragraph" style:parent-style-name="Standard" style:list-style-name="L7">
      <style:text-properties officeooo:rsid="014f3709" officeooo:paragraph-rsid="014f3709"/>
    </style:style>
    <style:style style:name="P20" style:family="paragraph" style:parent-style-name="Standard">
      <style:text-properties officeooo:rsid="014f3709" officeooo:paragraph-rsid="0157c6d9"/>
    </style:style>
    <style:style style:name="P21" style:family="paragraph" style:parent-style-name="Standard" style:list-style-name="L6">
      <style:text-properties officeooo:rsid="014f3aa9" officeooo:paragraph-rsid="014f3aa9"/>
    </style:style>
    <style:style style:name="P22" style:family="paragraph" style:parent-style-name="Standard">
      <style:text-properties officeooo:rsid="014f3aa9" officeooo:paragraph-rsid="014f3aa9"/>
    </style:style>
    <style:style style:name="P23" style:family="paragraph" style:parent-style-name="Standard">
      <style:text-properties officeooo:rsid="014f3aa9" officeooo:paragraph-rsid="0157c6d9"/>
    </style:style>
    <style:style style:name="P24" style:family="paragraph" style:parent-style-name="Standard" style:list-style-name="L1">
      <style:text-properties officeooo:rsid="01509b86" officeooo:paragraph-rsid="01509b86"/>
    </style:style>
    <style:style style:name="P25" style:family="paragraph" style:parent-style-name="Standard">
      <style:text-properties officeooo:rsid="01525f5b" officeooo:paragraph-rsid="01525f5b"/>
    </style:style>
    <style:style style:name="P26" style:family="paragraph" style:parent-style-name="Standard" style:list-style-name="L6">
      <style:text-properties officeooo:rsid="01532ee7" officeooo:paragraph-rsid="01532ee7"/>
    </style:style>
    <style:style style:name="P27" style:family="paragraph" style:parent-style-name="Standard">
      <style:text-properties officeooo:rsid="0155e866" officeooo:paragraph-rsid="0155e866"/>
    </style:style>
    <style:style style:name="P28" style:family="paragraph" style:parent-style-name="Standard">
      <style:text-properties fo:font-size="10pt" officeooo:rsid="012bbcb9" officeooo:paragraph-rsid="012bbcb9"/>
    </style:style>
    <style:style style:name="P29" style:family="paragraph" style:parent-style-name="Standard">
      <style:text-properties fo:font-size="10pt" officeooo:rsid="014f3709" officeooo:paragraph-rsid="014f3709"/>
    </style:style>
    <style:style style:name="P30" style:family="paragraph" style:parent-style-name="Standard">
      <style:text-properties fo:font-size="10pt" officeooo:rsid="0053d86c" officeooo:paragraph-rsid="00259f4d"/>
    </style:style>
    <style:style style:name="P31" style:family="paragraph" style:parent-style-name="Standard">
      <style:text-properties fo:font-size="10pt" fo:font-weight="normal" officeooo:rsid="0062379f" officeooo:paragraph-rsid="0124e938" style:font-size-asian="10.5pt" style:font-weight-asian="normal" style:font-size-complex="12pt" style:font-weight-complex="normal"/>
    </style:style>
    <style:style style:name="T1" style:family="text">
      <style:text-properties officeooo:rsid="00aa62d3"/>
    </style:style>
    <style:style style:name="T2" style:family="text">
      <style:text-properties officeooo:rsid="0043803e"/>
    </style:style>
    <style:style style:name="T3" style:family="text">
      <style:text-properties officeooo:rsid="013e7519"/>
    </style:style>
    <style:style style:name="T4" style:family="text">
      <style:text-properties officeooo:rsid="014f3709"/>
    </style:style>
    <style:style style:name="T5" style:family="text">
      <style:text-properties officeooo:rsid="014f3aa9"/>
    </style:style>
    <style:style style:name="T6" style:family="text">
      <style:text-properties officeooo:rsid="01509b86"/>
    </style:style>
    <style:style style:name="T7" style:family="text">
      <style:text-properties officeooo:rsid="0150e420"/>
    </style:style>
    <style:style style:name="T8" style:family="text">
      <style:text-properties officeooo:rsid="01547df3"/>
    </style:style>
    <style:style style:name="T9" style:family="text">
      <style:text-properties officeooo:rsid="0154f567"/>
    </style:style>
    <style:style style:name="T10" style:family="text">
      <style:text-properties officeooo:rsid="0157c6d9"/>
    </style:style>
    <style:style style:name="T11" style:family="text">
      <style:text-properties officeooo:rsid="0159d488"/>
    </style:style>
    <style:style style:name="T12" style:family="text">
      <style:text-properties officeooo:rsid="015cbf34"/>
    </style:style>
    <style:style style:name="T13" style:family="text">
      <style:text-properties officeooo:rsid="015dfaff"/>
    </style:style>
    <style:style style:name="T14" style:family="text">
      <style:text-properties officeooo:rsid="015f7f8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4">IT101</text:p>
          </table:table-cell>
          <table:table-cell table:style-name="Table1.A1" office:value-type="string">
            <text:p text:style-name="P8">Final Project</text:p>
          </table:table-cell>
        </table:table-row>
        <table:table-row>
          <table:table-cell table:style-name="Table1.A1" office:value-type="string">
            <text:p text:style-name="P1">Score: ______/<text:span text:style-name="T4">100</text:span></text:p>
          </table:table-cell>
          <table:table-cell table:style-name="Table1.A1" office:value-type="string">
            <text:p text:style-name="P5"><text:span text:style-name="T4">v2.0</text:span></text:p>
          </table:table-cell>
        </table:table-row>
      </table:table>
      <text:p text:style-name="P13"/>
      <text:p text:style-name="P14">Specifications</text:p>
      <text:p text:style-name="P16"/>
      <text:p text:style-name="P23">In this project, your task is to conceive an original IoT project idea that demonstrates utility or marketability. Consider concepts that could be valuable or practical for others. You'll be responsible for devising the hardware design using <text:span text:style-name="T6">a </text:span>breadboard<text:span text:style-name="T6">(</text:span>s<text:span text:style-name="T6">)</text:span> and components <text:span text:style-name="T6">and writing your own code</text:span>. </text:p>
      <text:p text:style-name="P23"/>
      <text:p text:style-name="P23">Prior to commencing work on your project, you must present your idea to your instructor for approval. Please be aware that your instructor retains the discretion to decline proposed project ideas. If you begin work without obtaining approval for your idea, your project will not be evaluated.</text:p>
      <text:p text:style-name="P22"/>
      <text:p text:style-name="P27">It's crucial to recognize that, depending on your project idea, you may not receive direct guidance from your instructor.</text:p>
      <text:p text:style-name="P12"/>
      <text:p text:style-name="P15">Project Ideas</text:p>
      <text:p text:style-name="P29"/>
      <text:p text:style-name="P25">If you cannot think of your own ideas, you may use one from the following list.</text:p>
      <text:p text:style-name="P29"/>
      <text:list text:style-name="L6">
        <text:list-item>
          <text:p text:style-name="P18">Trip wire using a laser. <text:span text:style-name="T13">Could be useful as an intruder alarm.</text:span></text:p>
        </text:list-item>
        <text:list-item>
          <text:p text:style-name="P18">Door authentication using an RFID <text:span text:style-name="T12">scanner</text:span>. Must be able to write to <text:span text:style-name="T11">the RFID card</text:span>.</text:p>
        </text:list-item>
        <text:list-item>
          <text:p text:style-name="P21">Light activation using a motion sensor.</text:p>
        </text:list-item>
        <text:list-item>
          <text:p text:style-name="P26">A web server with a website that <text:span text:style-name="T9">sends inputs to</text:span> and reads <text:span text:style-name="T8">outputs</text:span> from components.</text:p>
        </text:list-item>
      </text:list>
      <text:p text:style-name="P30"/>
      <text:p text:style-name="P15">Constraints</text:p>
      <text:p text:style-name="P30"/>
      <text:list text:style-name="L7">
        <text:list-item>
          <text:p text:style-name="P19">You must use at least three components.</text:p>
        </text:list-item>
      </text:list>
      <text:p text:style-name="P30"/>
      <text:p text:style-name="P6">Submission</text:p>
      <text:p text:style-name="P3"/>
      <text:p text:style-name="P2">The submission for this <text:span text:style-name="T7">project</text:span> <text:span text:style-name="T1">is</text:span> the commit ID <text:span text:style-name="T3">for the commit </text:span>you want to be graded. <text:span text:style-name="T2">You will submit it via the Canvas assignment.</text:span></text:p>
      <text:p text:style-name="P31"/>
      <text:p text:style-name="P11">If you do not demonstrate your project to your instructor, you will not receive a grade for the project.</text:p>
      <text:p text:style-name="P17"/>
      <text:p text:style-name="P7">Tips</text:p>
      <text:p text:style-name="P28"/>
      <text:list text:style-name="L1">
        <text:list-item>
          <text:p text:style-name="P24">You can bring in your own components if needed. Not all components need to be connected to the breadboard. For example, you could bring in a Bluetooth microphone, a USB camera, etc.</text:p>
        </text:list-item>
        <text:list-item>
          <text:p text:style-name="P9">Remember that there is documentation on Canvas that you can utilize.</text:p>
        </text:list-item>
        <text:list-item>
          <text:p text:style-name="P9">You can refer to previous labs to see examples of schematics.</text:p>
        </text:list-item>
      </text:list>
      <text:p text:style-name="P28"/>
      <text:p text:style-name="P15">Academic Honesty Policy</text:p>
      <text:p text:style-name="P10"/>
      <text:p text:style-name="P20">All code written must be your own original work. Code can be reused from previous labs. <text:span text:style-name="T5">W</text:span>hile code can be repurposed or adapted, it cannot be generated by AI. You can reference breadboard connections from previous labs or on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4-05-12T17:09:03.406000000</dc:date>
    <meta:editing-duration>PT20H53M21S</meta:editing-duration>
    <meta:editing-cycles>127</meta:editing-cycles>
    <meta:generator>LibreOffice/24.2.3.2$Windows_X86_64 LibreOffice_project/433d9c2ded56988e8a90e6b2e771ee4e6a5ab2ba</meta:generator>
    <meta:document-statistic meta:table-count="1" meta:image-count="0" meta:object-count="0" meta:page-count="1" meta:paragraph-count="25" meta:word-count="343" meta:character-count="1994" meta:non-whitespace-character-count="1683"/>
  </office:meta>
</office:document-meta>
</file>